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fo:font-weight="normal" style:font-weight-asian="normal" style:font-weight-complex="normal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text-properties fo:language="pl" fo:country="PL" fo:font-weight="normal" style:font-weight-asian="normal" style:font-weight-complex="normal"/>
    </style:style>
    <style:style style:name="P5" style:family="paragraph" style:parent-style-name="Heading_20_3">
      <style:text-properties fo:language="pl" fo:country="PL"/>
    </style:style>
    <style:style style:name="P6" style:family="paragraph" style:parent-style-name="Heading_20_1" style:list-style-name="">
      <style:paragraph-properties fo:line-height="150%" fo:orphans="2" fo:widows="2"/>
      <style:text-properties fo:language="pl" fo:country="PL"/>
    </style:style>
    <style:style style:name="P7" style:family="paragraph" style:parent-style-name="Heading_20_1">
      <style:paragraph-properties fo:break-before="page"/>
      <style:text-properties fo:language="pl" fo:country="PL"/>
    </style:style>
    <style:style style:name="P8" style:family="paragraph" style:parent-style-name="Heading_20_2">
      <style:text-properties fo:language="pl" fo:country="PL"/>
    </style:style>
    <style:style style:name="P9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pl" fo:country="PL"/>
    </style:style>
    <style:style style:name="T6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9"><text:a xlink:type="simple" xlink:href="#__RefHeading__87_1673531550" text:style-name="Index_20_Link" text:visited-style-name="Index_20_Link">Rozpoznanie tematu<text:tab/>2</text:a></text:p>
          <text:p text:style-name="P10"><text:a xlink:type="simple" xlink:href="#__RefHeading__89_1673531550" text:style-name="Index_20_Link" text:visited-style-name="Index_20_Link">Dziedzina problemowa<text:tab/>2</text:a></text:p>
          <text:p text:style-name="P10"><text:a xlink:type="simple" xlink:href="#__RefHeading__91_1673531550" text:style-name="Index_20_Link" text:visited-style-name="Index_20_Link">Rozwiązania istniejące<text:tab/>3</text:a></text:p>
          <text:p text:style-name="P11"><text:a xlink:type="simple" xlink:href="#__RefHeading__93_1673531550" text:style-name="Index_20_Link" text:visited-style-name="Index_20_Link">Modularne i monolityczne systemy cząstek<text:tab/>3</text:a></text:p>
          <text:p text:style-name="P11"><text:a xlink:type="simple" xlink:href="#__RefHeading__95_1673531550" text:style-name="Index_20_Link" text:visited-style-name="Index_20_Link">Interpretacja w locie<text:tab/>3</text:a></text:p>
          <text:p text:style-name="P11"><text:a xlink:type="simple" xlink:href="#__RefHeading__97_1673531550" text:style-name="Index_20_Link" text:visited-style-name="Index_20_Link">Kompilacja formuł matematycznych<text:tab/>4</text:a></text:p>
          <text:p text:style-name="P11"><text:a xlink:type="simple" xlink:href="#__RefHeading__99_1673531550" text:style-name="Index_20_Link" text:visited-style-name="Index_20_Link">Symulacja cząstek jako program GPGPU<text:tab/>5</text:a></text:p>
        </text:index-body>
      </text:table-of-content>
      <text:h text:style-name="P6" text:outline-level="1"/>
      <text:h text:style-name="P7" text:outline-level="1"><text:bookmark-start text:name="__RefHeading__87_1673531550"/>Rozpoznanie tematu<text:bookmark-end text:name="__RefHeading__87_1673531550"/></text:h>
      <text:h text:style-name="P8" text:outline-level="2"><text:bookmark-start text:name="__RefHeading__89_1673531550"/>Dziedzina problemowa<text:bookmark-end text:name="__RefHeading__89_1673531550"/></text:h>
      <text:p text:style-name="P1">Efekty cząsteczkowe to technika grafiki komputerowej, stosowana szeroko do symulacji zjawisk złożonych z wielu mniejszych elementów, jak np. płomieni (cząstek rozżarzonego węgla), obłoków dymu (cząstki pary wodnej i stygnących produktów reakcji spalania), eksplozji czy rozbryzgów wody, a także wszelkiego rodzaju innych efektów specjalnych, często fantastycznych – przykładowo, działania czarów w światach <text:span text:style-name="T1">fantasy</text:span>, czy też broni energetycznej w pracach typu <text:span text:style-name="T1">science fiction</text:span>.</text:p>
      <text:p text:style-name="P1">Cząstki posiadają pewne właściwości wizualne (kolor, rozmiar) oraz fizyczne (położenie, rozmiar, prędkość, przyspieszenie). Proces tworzenia cząstek składających się na taki efekt nazywamy <text:span text:style-name="T3">emisją</text:span>, a abstrakcyjne obiekty, które te cząstki <text:span text:style-name="T4">tworzą – </text:span><text:span text:style-name="T3">emiterami</text:span><text:span text:style-name="T4">. Cząstka po wyemitowaniu </text:span><text:span text:style-name="T3">żyje</text:span><text:span text:style-name="T4"> (jest widoczna, a jej właściwości podlegają przetwarzaniu) przez określony czas – zwykle stosunkowo krótki, nieprzekraczający kilku sekund – a następnie jest usuwana. Można więc wyodrębnić dwie fazy istnienia takich cząstek – emisji (tworzenia) i życia (przetwarzania). Same obliczenia własności cząstek, bez ich renderowania, określa się mianem </text:span><text:span text:style-name="T3">symulacji</text:span><text:span text:style-name="T4">.</text:span></text:p>
      <text:p text:style-name="P1"><text:span text:style-name="T4">Cząstki w czasie swojego życia są renderowane wraz z resztą sceny graficznej, na jakiej zostały umieszczone. Najpopularniejszą techniką ich rysowania jest tzw. </text:span><text:span text:style-name="T2">billboarding</text:span><text:span text:style-name="T4">, tj. jako kwadraty, których normalna jest zawsze równoległa do wektora wyprowadzonego od środka cząstki punktu, w którym znajduje się obserwator sceny. Jest to metoda niepozbawiona wad; jej zaletą jest jednak stosunkowo niskie obciążenie obliczeniowe.</text:span></text:p>
      <text:p text:style-name="P2">Aby osiągnąć wiarygodność, a często także estetycznie zadowalający efekt, emitery muszą emitować bardzo duże liczby cząstek. Mowa tu o liczbach rzędu od kilkuset do kilku tysięcy cząstek na pojedynczą instancję efektu, a w całej scenie efekt może występować w kilkudziesięciu do kilkuset instancji. W sumie scena może zawierać setki tysięcy cząstek.</text:p>
      <text:p text:style-name="P2">W zespołach tworzących gry komputerowe lub filmowe efekty specjalne, tworzeniem takich efektów przy użyciu dedykowanego oprogramowania zajmuje <text:soft-page-break/>się wyznaczony do tej roli <text:span text:style-name="T3">artysta</text:span>. Jest to zwykle osoba wykształcona pod kątem sztuk pięknych, a nie nauk ścisłych, toteż przygotowywane na jej użytek narzędzia muszą być możliwie <text:span text:style-name="T3">proste i intuicyjne</text:span>.</text:p>
      <text:h text:style-name="P8" text:outline-level="2"><text:bookmark-start text:name="__RefHeading__91_1673531550"/>Rozwiązania istniejące<text:bookmark-end text:name="__RefHeading__91_1673531550"/></text:h>
      <text:h text:style-name="P5" text:outline-level="3"><text:bookmark-start text:name="__RefHeading__93_1673531550"/>Modularne i monolityczne systemy cząstek<text:bookmark-end text:name="__RefHeading__93_1673531550"/></text:h>
      <text:p text:style-name="P1">Do problemu konstrukcji efektów cząsteczkowych można podejść w dwojaki sposób, w zależności od pożądanego stopnia elastyczności.</text:p>
      <text:p text:style-name="P1">W sytuacji, gdy taka elastyczność nie jest nam potrzebna, lub gdy potrzebujemy jedynie zmieniać niektóre parametry z efektu na efekt, możemy zaprogramować na stałe konkretny algorytm (lub algorytmy) symulacji cząstek i umożliwić zmianę tych parametrów. Takie przypadki można sklasyfikować jako monolityczne – nie ma bowiem możliwości głębokiej ingerencji w sam proces <text:s/>emisji bądź przetwarzania cząstek.</text:p>
      <text:p text:style-name="P1">Wreszcie można pozwolić artyście na dowolne kształtowanie efektów cząsteczkowych poprzez układanie ich z pewnej puli dostępnych modułów w całość. To ostanie podejście zastosowałem w swojej pracy inżynierskiej, gdyż zapewnia największą swobodę artyście oraz odciąża programistę, który w przeciwnym razie musiałby go nieustannie wspierać. Na tej rodzinie rozwiązań się skupię.</text:p>
      <text:h text:style-name="P5" text:outline-level="3"><text:bookmark-start text:name="__RefHeading__95_1673531550"/>Interpretacja w locie<text:bookmark-end text:name="__RefHeading__95_1673531550"/></text:h>
      <text:p text:style-name="Standard">Tradycyjne podejście do symulacji cząstek polega na iteracyjnym przetwarzaniu wszystkich emiterów i wszystkich cząstek istniejących w scenie, interpretując konfigurację emitera w czasie wykonania.</text:p>
      <text:p text:style-name="Standard">W fazie emisji cząstek program przechodzi listę emiterów, a w każdym z nich – listę modułów, i za pomocą instrukcji warunkowych rozgałęzia się: następuje wybór odpowiedniej dla danego modułu ścieżki kodu. Nowo utworzone cząstki trafiają do pewnego <text:span text:style-name="T5">ciągłego bufora, najczęściej luźnej tablicy (luźnej – tj. nie wszystkie jej elementy muszą być wykorzystane; niewykorzystane elementy tablicy są odpowiednio oznaczane). Mamy tu do czynienia z problemem podobnym do tablicy mieszającej – możliwość kolizji. Wybór indeksu tablicy, od którego zaczynamy poszukiwanie wolnego miejsca dla nowo stworzonej cząstki ma wpływ na czas wykonania algorytmu. Często stosuje się losowanie </text:span><text:soft-page-break/><text:span text:style-name="T5">początkowego indeksu, aby uzyskać jednorodne prawdopodobieństwo kolizji – pozwala to uniknąć fluktuacji czasu wykonania programu, narastającej wraz z czasem działania.</text:span></text:p>
      <text:p text:style-name="Standard"><text:span text:style-name="T5">Analogicznie, w fazie przetwarzania program przechodzi wspomnianą luźną tablicę cząstek, i listę modułów emitera w każdej z nich. Przy przejściu do każdego kolejnego modułu następuje rozgałęzienie programu (instrukcje warunkowe).</text:span></text:p>
      <text:p text:style-name="Standard">Metoda taka ma szereg wad. Program zawiera częste skoki, uzależnione od niedeterministycznego parametru, jakim jest rodzaj modułu w danym elemencie listy. W efekcie implementowane w procesorach algorytmy przewidywania rozgałęzień stają się bezużyteczne, co spowalnia wykonanie programu: przy każdym nietrafionym przewidywaniu konieczne staje się opróżnienie potoku procesora. Notorycznie ma również miejsce zjawisko chybiania pamięci podręcznej – występujące przy przechodzeniu modułów skoki w konsekwencji powodują konieczność odczytu parametrów modułu z innych adresów, co skutkuje ciągłą wymianą linii pamięci podręcznej i kolejnymi opóźnieniami.</text:p>
      <text:p text:style-name="Standard">Implementację takiego podejścia również zawarłem w swojej pracy w celu porównania z efektami projektu.</text:p>
      <text:h text:style-name="Heading_20_3" text:outline-level="3"><text:bookmark-start text:name="__RefHeading__97_1673531550"/>Kompilacja formuł matematycznych<text:bookmark-end text:name="__RefHeading__97_1673531550"/></text:h>
      <text:p text:style-name="Standard">Interesujące podejście do tematu zaproponował Tomasz Dąbrowski w swoim artykule <text:span text:style-name="T1">Quick Data Transformation</text:span><text:note text:id="ftn0" text:note-class="footnote"><text:note-citation>1</text:note-citation><text:note-body><text:p text:style-name="Footnote">Quick Data Transformation - <text:a xlink:type="simple" xlink:href="http://dabroz.scythe.pl/2010/11/18/quick-data-transformation/#more-242">http://dabroz.scythe.pl/2010/11/18/quick-data-transformation/</text:a></text:p></text:note-body></text:note>. Postanowił on bowiem sterować zachowaniem cząstek poprzez formuły matematyczne, które mogą zastępować klasyczne równania kinematyki Newtona, wyliczając – w zależności od czasu – drogę, prędkość lub przyspieszenie. Celem, jaki chciał osiągnąć, była elastyczność projektowa systemów cząstek, a jednocześnie zachowanie wysokiej wydajności rozwiązania.</text:p>
      <text:p text:style-name="Standard">Dąbrowski pierwotnie próbował korzystać z biblioteki <text:span text:style-name="T1">muParser</text:span><text:span text:style-name="T1"><text:note text:id="ftn1" text:note-class="footnote"><text:note-citation>2</text:note-citation><text:note-body><text:p text:style-name="Footnote">muParser – http://muparser.sourceforge.net/</text:p></text:note-body></text:note></text:span><text:span text:style-name="T6">, która parsuje, interpretuje i wykonuje wyrażenia matematyczne</text:span>; jej wydajność była jednak niezadowalająca. Zbadał również możliwość wykorzystać projekt pochodny o nazwie <text:span text:style-name="T1">muParserSSE</text:span><text:span text:style-name="T1"><text:note text:id="ftn2" text:note-class="footnote"><text:note-citation>3</text:note-citation><text:note-body><text:p text:style-name="Footnote">muParserSSE – http://muparsersse.sourceforge.net/</text:p></text:note-body></text:note></text:span>, który w przeciwieństwie do swojego przodka nie interpretuje wyrażeń w czasie wykonania, a kompiluje je do kodu wykonywalnego <text:soft-page-break/>z wykorzystaniem instrukcji SSE; jest więc to podejście ideowo podobne do zastosowanego przeze mnie w niniejszej pracy. Niestety, mimo kompilacji do kodu natywnego, wydajność rozwiązania nadal była niewystarczająca. Diagnoza wystawiona przez Dąbrowskiego mówi o braku wsparcia dla wektoryzacji (biblioteka wykorzystywała jedynie skalarne warianty instrukcji SSE) oraz strumieniowego przetwarzania danych. Zdecydował więc o stworzeniu własnego narzędzia tego typu i osiągnął bardzo interesujące rezultaty.</text:p>
      <text:p text:style-name="Standard">Mimo, że na potrzeby Dąbrowskiego jest to rozwiązanie zupełnie wystarczające, to nie spełnia ono wymogów, które ja postawiłem przed swoim projektem: nie jest ono przystępne dla artysty, gdyż wymaga od niego tworzenia formuł matematycznych. Nie przewiduje ono również manipulacji własnościami wizualnymi cząstek, czyli np. kolorem.</text:p>
      <text:h text:style-name="Heading_20_3" text:outline-level="3"><text:bookmark-start text:name="__RefHeading__99_1673531550"/>Symulacja cząstek jako program GPGPU<text:note text:id="ftn3" text:note-class="footnote"><text:note-citation>4</text:note-citation><text:note-body><text:p text:style-name="Footnote">General Purpose/Graphics Processing Unit – ang. jednostka obliczeniowa ogólnego przeznaczenia oraz grafiki</text:p></text:note-body></text:note><text:bookmark-end text:name="__RefHeading__99_1673531550"/></text:h>
      <text:p text:style-name="Standard">Wraz ze wzrostem mocy obliczeniowych procesorów graficznych oraz popularności technologii takich, jak CUDA i OpenCL, pojawiły się implementacje efektów cząsteczkowych oparte właśnie o sprzęt typu GPGPU. Wiele takich rozwiązań można zaobserwować na tzw. demoscenie<text:note text:id="ftn4" text:note-class="footnote"><text:note-citation>5</text:note-citation><text:note-body><text:p text:style-name="Footnote">Demoscena to społeczność pasjonatów sztuki tworzonej z użyciem komputerów. Spotkania tej społeczności – znane jako „party demoscenowe” – mają postać konkursów na najlepsze animacje, grafiki i oraz muzyczne, wykorzystujące do maksimum możliwości sprzętowe, często platform historycznych, jak komputery 8-bitowe, ale także współczesnych</text:p></text:note-body></text:note> w demach przygotowywanych na platformę PC.</text:p>
      <text:p text:style-name="Standard">Z racji natury programów GPGPU, przy projektowaniu silnika efektów cząstek wykorzystującego taki procesor konieczne jest przygotowanie danych cząstek w odpowiedniej formie, czyli macierzy liczb. Dlatego też mimo, iż obliczenia strumieniowe na GPGPU są dziedziną bardzo przyszłościową i drzemie w nich ogromny potencjał wydajnościowy, postanowiłem nie podejmować się badania tematu od tej strony, gdyż wymagałoby to gruntownej rewizji pewnych założeń projektow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orphans="2" fo:widows="2" fo:text-indent="1.499cm" style:auto-text-indent="false" style:page-number="auto" style:writing-mode="lr-tb"/>
      <style:text-properties style:use-window-font-color="true" style:font-name="Arial1" fo:font-size="12pt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line-height="150%" fo:text-align="center" style:justify-single-word="false">
        <style:tab-stops>
          <style:tab-stop style:position="16.002cm" style:type="right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50%" fo:keep-with-next="always"/>
      <style:text-properties fo:font-variant="small-caps"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fo:line-height="150%" fo:keep-with-next="always">
        <style:tab-stops>
          <style:tab-stop style:position="16.002cm" style:type="right"/>
        </style:tab-stops>
      </style:paragraph-properties>
      <style:text-properties fo:font-variant="small-caps" style:font-name="Arial" fo:font-weight="bold" style:language-asian="zxx" style:country-asian="none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line-height="150%" fo:text-align="justify" style:justify-single-word="false" fo:keep-with-next="always">
        <style:tab-stops>
          <style:tab-stop style:position="16.002cm" style:type="right"/>
        </style:tab-stops>
      </style:paragraph-properties>
      <style:text-properties style:font-name="Arial" fo:font-style="italic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line-height="150%" fo:keep-with-next="always">
        <style:tab-stops>
          <style:tab-stop style:position="16.002cm" style:type="right"/>
        </style:tab-stops>
      </style:paragraph-properties>
      <style:text-properties fo:font-variant="small-cap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fo:font-size="14pt" style:font-size-asian="14pt"/>
    </style:style>
    <style:style style:name="Legenda" style:family="paragraph" style:parent-style-name="Standard" style:next-style-name="Standard">
      <style:paragraph-properties fo:margin="100%" fo:margin-left="0.7cm" fo:margin-right="0cm" fo:margin-top="0.212cm" fo:margin-bottom="0.423cm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pis_20_ilustracji" style:display-name="Spis ilustracji" style:family="paragraph" style:parent-style-name="Standard" style:next-style-name="Standard">
      <style:paragraph-properties fo:margin="100%" fo:margin-left="0.847cm" fo:margin-right="0cm" fo:margin-top="0cm" fo:margin-bottom="0cm" fo:text-indent="-0.847cm" style:auto-text-indent="false"/>
    </style:style>
    <style:style style:name="Subtitle" style:family="paragraph" style:parent-style-name="Standard" style:next-style-name="Text_20_body" style:class="chapter">
      <style:paragraph-properties fo:text-align="justify" style:justify-single-word="false">
        <style:tab-stops>
          <style:tab-stop style:position="16.002cm" style:type="right"/>
        </style:tab-stops>
      </style:paragraph-properties>
      <style:text-properties style:text-underline-style="solid" style:text-underline-width="auto" style:text-underline-color="font-color"/>
    </style:style>
    <style:style style:name="Rozdział" style:family="paragraph" style:parent-style-name="Standard" style:next-style-name="Standard">
      <style:paragraph-properties fo:margin-top="2.54cm" fo:margin-bottom="0.635cm" fo:line-height="150%"/>
      <style:text-properties fo:font-variant="small-caps" style:font-name="Arial" fo:font-size="28pt" fo:font-weight="bold" style:font-size-asian="28pt" style:font-weight-asian="bold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106cm" fo:line-height="150%">
        <style:tab-stops>
          <style:tab-stop style:position="15.983cm" style:type="right" style:leader-style="dotted" style:leader-text="."/>
        </style:tab-stops>
      </style:paragraph-properties>
      <style:text-properties fo:font-variant="small-caps" fo:font-weight="bold" style:language-asian="zxx" style:country-asian="none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501cm" fo:margin-right="0cm" fo:margin-top="0.212cm" fo:margin-bottom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font-variant="small-caps" style:font-name="Arial" fo:font-weight="bold" style:language-asian="zxx" style:country-asian="none" style:font-weight-asian="bold" style:font-name-complex="Arial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251cm" fo:margin-right="0cm" fo:margin-top="0cm" fo:margin-bottom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style:language-asian="zxx" style:country-asian="non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2.251cm" fo:margin-right="0cm" fo:margin-top="0cm" fo:margin-bottom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tyle="italic" style:language-asian="zxx" style:country-asian="none" style:font-style-asian="italic" style:font-name-complex="Arial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Table" style:family="paragraph" style:parent-style-name="Legenda" style:class="extra">
      <style:paragraph-properties fo:text-align="center" style:justify-single-word="false"/>
    </style:style>
    <style:style style:name="Tekst_20_podstawowy_20_wcięty_20_2" style:display-name="Tekst podstawowy wcięty 2" style:family="paragraph" style:parent-style-name="Standard">
      <style:paragraph-properties fo:margin="100%" fo:margin-left="1.75cm" fo:margin-right="0cm" fo:margin-top="0cm" fo:margin-bottom="0cm" fo:line-height="150%" fo:text-align="justify" style:justify-single-word="false" fo:text-indent="-0.75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8.001cm" fo:margin-right="0cm" fo:margin-top="0cm" fo:margin-bottom="0cm" fo:line-height="150%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line_20_code" style:display-name="Inline code" style:family="text">
      <style:text-properties style:font-name="DejaVu Sans Mono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499cm" fo:margin-left="3cm" fo:margin-right="2.50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oscinska</meta:initial-creator>
    <meta:creation-date>2012-07-20T12:52:00</meta:creation-date>
    <dc:date>2012-12-17T09:25:02</dc:date>
    <meta:editing-cycles>16</meta:editing-cycles>
    <meta:editing-duration>PT1H47M21S</meta:editing-duration>
    <meta:generator>LibreOffice/3.5$Linux_x86 LibreOffice_project/350m1$Build-2</meta:generator>
    <meta:document-statistic meta:table-count="0" meta:image-count="0" meta:object-count="0" meta:page-count="5" meta:paragraph-count="38" meta:word-count="1114" meta:character-count="8611" meta:non-whitespace-character-count="7542"/>
    <meta:user-defined meta:name="Informacja 1"/>
    <meta:user-defined meta:name="Informacja 2"/>
    <meta:user-defined meta:name="Informacja 3"/>
    <meta:user-defined meta:name="Informacja 4"/>
  </office:meta>
</office:document-meta>
</file>